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22.37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name-asian="Noto Sans CJK SC" style:font-name-complex="Lohit Devanagari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size-asian="14pt" style:font-size-complex="14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font-name-asian="Noto Sans CJK SC" style:font-name-complex="Lohit Devanagari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weight-asian="normal" style:font-weight-complex="normal" style:font-style-asian="normal" style:font-style-complex="normal" style:text-emphasize="none" style:font-relief="none" style:language-complex="hi" style:country-complex="IN" style:font-size-asian="10pt" style:font-size-complex="10pt"/>
    </style:style>
    <style:style style:name="T5" style:family="text">
      <style:text-properties style:font-name-asian="Noto Sans CJK SC" style:font-name-complex="Lohit Devanagari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weight-asian="normal" style:font-weight-complex="normal" style:font-style-asian="normal" style:font-style-complex="normal" style:text-emphasize="none" style:font-relief="none" style:language-complex="hi" style:country-complex="IN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<text:span text:style-name="T1">i</text:span><text:span text:style-name="T2">-d</text:span><text:span text:style-name="T1">0</text:span></text:p>
          </table:table-cell>
          <table:table-cell table:style-name="ce1" office:value-type="string" calcext:value-type="string">
            <text:p><text:span text:style-name="T3">(d</text:span><text:span text:style-name="T4">i</text:span><text:span text:style-name="T5">-d</text:span><text:span text:style-name="T4">0</text:span><text:span text:style-name="T5">)²</text:span></text:p>
          </table:table-cell>
          <table:table-cell table:style-name="ce1" office:value-type="string" calcext:value-type="string">
            <text:p>среднее</text:p>
            <text:p>d</text:p>
          </table:table-cell>
          <table:table-cell table:style-name="ce1" office:value-type="string" calcext:value-type="string">
            <text:p>средне-</text:p>
            <text:p>квадратичная </text:p>
            <text:p>погрешность</text:p>
          </table:table-cell>
          <table:table-cell table:style-name="ce1" office:value-type="string" calcext:value-type="string">
            <text:p>станд.</text:p>
            <text:p>Отклонение</text:p>
          </table:table-cell>
          <table:table-cell table:style-name="ce1" office:value-type="string" calcext:value-type="string">
            <text:p>абсол.</text:p>
            <text:p>Погрешн.</text:p>
          </table:table-cell>
          <table:table-cell table:style-name="ce1" office:value-type="string" calcext:value-type="string">
            <text:p>относит.</text:p>
            <text:p>Погрешн.</text:p>
          </table:table-cell>
          <table:table-cell/>
          <table:table-cell table:style-name="ce1" office:value-type="string" calcext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85" calcext:value-type="float">
            <text:p>14,85</text:p>
          </table:table-cell>
          <table:table-cell table:formula="of:=[.B2]-[.K$2]" office:value-type="float" office:value="0.0499999999999989" calcext:value-type="float">
            <text:p>0,049999999999999</text:p>
          </table:table-cell>
          <table:table-cell table:formula="of:=POWER(([.B2]-[.K$2]);2)" office:value-type="float" office:value="0.00249999999999989" calcext:value-type="float">
            <text:p>0,0025</text:p>
          </table:table-cell>
          <table:table-cell table:formula="of:=SUM([.C2:.C6])/[.A6]+[.K2]" office:value-type="float" office:value="14.818" calcext:value-type="float">
            <text:p>14,818</text:p>
          </table:table-cell>
          <table:table-cell table:formula="of:=(SUM([.D2:.D6])-[.A6]*POWER([.E2]-[.K2];2))/([.A6]*([.A6]-1))" office:value-type="float" office:value="0.000134000000000002" calcext:value-type="float">
            <text:p>0,000134</text:p>
          </table:table-cell>
          <table:table-cell table:formula="of:=SQRT([.F2])" office:value-type="float" office:value="0.0115758369027903" calcext:value-type="float">
            <text:p>0,01157583690279</text:p>
          </table:table-cell>
          <table:table-cell table:formula="of:=2.57*[.G2]" office:value-type="float" office:value="0.0297499008401712" calcext:value-type="float">
            <text:p>0,029749900840171</text:p>
          </table:table-cell>
          <table:table-cell table:formula="of:=[.H2]/[.E2]*100" office:value-type="float" office:value="0.200768665408093" calcext:value-type="float">
            <text:p>0,200768665408093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table:formula="of:=[.B3]-[.K$2]" office:value-type="float" office:value="0" calcext:value-type="float">
            <text:p>0</text:p>
          </table:table-cell>
          <table:table-cell table:formula="of:=POWER(([.B3]-[.K$2]);2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.79" calcext:value-type="float">
            <text:p>14,79</text:p>
          </table:table-cell>
          <table:table-cell table:formula="of:=[.B4]-[.K$2]" office:value-type="float" office:value="-0.0100000000000016" calcext:value-type="float">
            <text:p>-0,010000000000002</text:p>
          </table:table-cell>
          <table:table-cell table:formula="of:=POWER(([.B4]-[.K$2]);2)" office:value-type="float" office:value="0.000100000000000031" calcext:value-type="float">
            <text:p>0,000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.84" calcext:value-type="float">
            <text:p>14,84</text:p>
          </table:table-cell>
          <table:table-cell table:formula="of:=[.B5]-[.K$2]" office:value-type="float" office:value="0.0399999999999991" calcext:value-type="float">
            <text:p>0,039999999999999</text:p>
          </table:table-cell>
          <table:table-cell table:formula="of:=POWER(([.B5]-[.K$2]);2)" office:value-type="float" office:value="0.00159999999999993" calcext:value-type="float">
            <text:p>0,0016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.81" calcext:value-type="float">
            <text:p>14,81</text:p>
          </table:table-cell>
          <table:table-cell table:formula="of:=[.B6]-[.K$2]" office:value-type="float" office:value="0.00999999999999979" calcext:value-type="float">
            <text:p>0,01</text:p>
          </table:table-cell>
          <table:table-cell table:formula="of:=POWER(([.B6]-[.K$2]);2)" office:value-type="float" office:value="0.0000999999999999957" calcext:value-type="float">
            <text:p>9,99999999999957E-05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<text:span text:style-name="T1">i</text:span><text:span text:style-name="T2">-d</text:span><text:span text:style-name="T1">0</text:span></text:p>
          </table:table-cell>
          <table:table-cell table:style-name="ce1" office:value-type="string" calcext:value-type="string">
            <text:p><text:span text:style-name="T3">(d</text:span><text:span text:style-name="T4">i</text:span><text:span text:style-name="T5">-d</text:span><text:span text:style-name="T4">0</text:span><text:span text:style-name="T5">)²</text:span></text:p>
          </table:table-cell>
          <table:table-cell table:style-name="ce1" office:value-type="string" calcext:value-type="string">
            <text:p>среднее</text:p>
            <text:p>d</text:p>
          </table:table-cell>
          <table:table-cell table:style-name="ce1" office:value-type="string" calcext:value-type="string">
            <text:p>средне-</text:p>
            <text:p>квадратичная </text:p>
            <text:p>погрешность</text:p>
          </table:table-cell>
          <table:table-cell table:style-name="ce1" office:value-type="string" calcext:value-type="string">
            <text:p>станд.</text:p>
            <text:p>Отклонение</text:p>
          </table:table-cell>
          <table:table-cell table:style-name="ce1" office:value-type="string" calcext:value-type="string">
            <text:p>абсол.</text:p>
            <text:p>Погрешн.</text:p>
          </table:table-cell>
          <table:table-cell table:style-name="ce1" office:value-type="string" calcext:value-type="string">
            <text:p>относит.</text:p>
            <text:p>Погрешн.</text:p>
          </table:table-cell>
          <table:table-cell/>
          <table:table-cell table:style-name="ce1" office:value-type="string" calcext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48" calcext:value-type="float">
            <text:p>7,48</text:p>
          </table:table-cell>
          <table:table-cell table:formula="of:=[.B2]-[.K$2]" office:value-type="float" office:value="0" calcext:value-type="float">
            <text:p>0</text:p>
          </table:table-cell>
          <table:table-cell table:formula="of:=POWER(([.B2]-[.K$2]);2)" office:value-type="float" office:value="0" calcext:value-type="float">
            <text:p>0</text:p>
          </table:table-cell>
          <table:table-cell table:formula="of:=SUM([.C2:.C6])/[.A6]+[.K2]" office:value-type="float" office:value="7.492" calcext:value-type="float">
            <text:p>7,492</text:p>
          </table:table-cell>
          <table:table-cell table:formula="of:=(SUM([.D2:.D6])-[.A6]*POWER([.E2]-[.K2];2))/([.A6]*([.A6]-1))" office:value-type="float" office:value="0.0000739999999999988" calcext:value-type="float">
            <text:p>7,39999999999988E-05</text:p>
          </table:table-cell>
          <table:table-cell table:formula="of:=SQRT([.F2])" office:value-type="float" office:value="0.00860232526704256" calcext:value-type="float">
            <text:p>0,008602325267043</text:p>
          </table:table-cell>
          <table:table-cell table:formula="of:=2.57*[.G2]" office:value-type="float" office:value="0.0221079759362994" calcext:value-type="float">
            <text:p>0,022107975936299</text:p>
          </table:table-cell>
          <table:table-cell table:formula="of:=[.H2]/[.E2]*100" office:value-type="float" office:value="0.295087772774952" calcext:value-type="float">
            <text:p>0,295087772774952</text:p>
          </table:table-cell>
          <table:table-cell/>
          <table:table-cell office:value-type="float" office:value="7.48" calcext:value-type="float">
            <text:p>7,4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49" calcext:value-type="float">
            <text:p>7,49</text:p>
          </table:table-cell>
          <table:table-cell table:formula="of:=[.B3]-[.K$2]" office:value-type="float" office:value="0.00999999999999979" calcext:value-type="float">
            <text:p>0,01</text:p>
          </table:table-cell>
          <table:table-cell table:formula="of:=POWER(([.B3]-[.K$2]);2)" office:value-type="float" office:value="0.0000999999999999957" calcext:value-type="float">
            <text:p>9,99999999999957E-05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.52" calcext:value-type="float">
            <text:p>7,52</text:p>
          </table:table-cell>
          <table:table-cell table:formula="of:=[.B4]-[.K$2]" office:value-type="float" office:value="0.0399999999999991" calcext:value-type="float">
            <text:p>0,039999999999999</text:p>
          </table:table-cell>
          <table:table-cell table:formula="of:=POWER(([.B4]-[.K$2]);2)" office:value-type="float" office:value="0.00159999999999993" calcext:value-type="float">
            <text:p>0,0016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47" calcext:value-type="float">
            <text:p>7,47</text:p>
          </table:table-cell>
          <table:table-cell table:formula="of:=[.B5]-[.K$2]" office:value-type="float" office:value="-0.0100000000000007" calcext:value-type="float">
            <text:p>-0,010000000000001</text:p>
          </table:table-cell>
          <table:table-cell table:formula="of:=POWER(([.B5]-[.K$2]);2)" office:value-type="float" office:value="0.000100000000000014" calcext:value-type="float">
            <text:p>0,000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table:formula="of:=[.B6]-[.K$2]" office:value-type="float" office:value="0.0199999999999996" calcext:value-type="float">
            <text:p>0,02</text:p>
          </table:table-cell>
          <table:table-cell table:formula="of:=POWER(([.B6]-[.K$2]);2)" office:value-type="float" office:value="0.000399999999999983" calcext:value-type="float">
            <text:p>0,0004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<text:span text:style-name="T1">i</text:span><text:span text:style-name="T2">-d</text:span><text:span text:style-name="T1">0</text:span></text:p>
          </table:table-cell>
          <table:table-cell table:style-name="ce1" office:value-type="string" calcext:value-type="string">
            <text:p><text:span text:style-name="T3">(d</text:span><text:span text:style-name="T4">i</text:span><text:span text:style-name="T5">-d</text:span><text:span text:style-name="T4">0</text:span><text:span text:style-name="T5">)²</text:span></text:p>
          </table:table-cell>
          <table:table-cell table:style-name="ce1" office:value-type="string" calcext:value-type="string">
            <text:p>среднее</text:p>
            <text:p>d</text:p>
          </table:table-cell>
          <table:table-cell table:style-name="ce1" office:value-type="string" calcext:value-type="string">
            <text:p>средне-</text:p>
            <text:p>квадратичная </text:p>
            <text:p>погрешность</text:p>
          </table:table-cell>
          <table:table-cell table:style-name="ce1" office:value-type="string" calcext:value-type="string">
            <text:p>станд.</text:p>
            <text:p>Отклонение</text:p>
          </table:table-cell>
          <table:table-cell table:style-name="ce1" office:value-type="string" calcext:value-type="string">
            <text:p>абсол.</text:p>
            <text:p>Погрешн.</text:p>
          </table:table-cell>
          <table:table-cell table:style-name="ce1" office:value-type="string" calcext:value-type="string">
            <text:p>относит.</text:p>
            <text:p>Погрешн.</text:p>
          </table:table-cell>
          <table:table-cell/>
          <table:table-cell table:style-name="ce1" office:value-type="string" calcext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.12" calcext:value-type="float">
            <text:p>47,12</text:p>
          </table:table-cell>
          <table:table-cell table:formula="of:=[.B2]-[.K$2]" office:value-type="float" office:value="0.019999999999996" calcext:value-type="float">
            <text:p>0,019999999999996</text:p>
          </table:table-cell>
          <table:table-cell table:formula="of:=POWER(([.B2]-[.K$2]);2)" office:value-type="float" office:value="0.000399999999999841" calcext:value-type="float">
            <text:p>0,0004</text:p>
          </table:table-cell>
          <table:table-cell table:formula="of:=SUM([.C2:.C4])/[.A4]+[.K2]" office:value-type="float" office:value="47.11" calcext:value-type="float">
            <text:p>47,11</text:p>
          </table:table-cell>
          <table:table-cell table:formula="of:=(SUM([.D2:.D4])-[.A4]*POWER([.E2]-[.K2];2))/([.A4]*([.A4]-1))" office:value-type="float" office:value="0.000233333333333359" calcext:value-type="float">
            <text:p>0,000233333333333</text:p>
          </table:table-cell>
          <table:table-cell table:formula="of:=SQRT([.F2])" office:value-type="float" office:value="0.0152752523165203" calcext:value-type="float">
            <text:p>0,01527525231652</text:p>
          </table:table-cell>
          <table:table-cell table:formula="of:=2.57*[.G2]" office:value-type="float" office:value="0.0392573984534572" calcext:value-type="float">
            <text:p>0,039257398453457</text:p>
          </table:table-cell>
          <table:table-cell table:formula="of:=[.H2]/[.E2]*100" office:value-type="float" office:value="0.0833313488716986" calcext:value-type="float">
            <text:p>0,083331348871699</text:p>
          </table:table-cell>
          <table:table-cell/>
          <table:table-cell office:value-type="float" office:value="47.1" calcext:value-type="float">
            <text:p>47,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.08" calcext:value-type="float">
            <text:p>47,08</text:p>
          </table:table-cell>
          <table:table-cell table:formula="of:=[.B3]-[.K$2]" office:value-type="float" office:value="-0.0200000000000031" calcext:value-type="float">
            <text:p>-0,020000000000003</text:p>
          </table:table-cell>
          <table:table-cell table:formula="of:=POWER(([.B3]-[.K$2]);2)" office:value-type="float" office:value="0.000400000000000125" calcext:value-type="float">
            <text:p>0,0004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.13" calcext:value-type="float">
            <text:p>47,13</text:p>
          </table:table-cell>
          <table:table-cell table:formula="of:=[.B4]-[.K$2]" office:value-type="float" office:value="0.0300000000000011" calcext:value-type="float">
            <text:p>0,030000000000001</text:p>
          </table:table-cell>
          <table:table-cell table:formula="of:=POWER(([.B4]-[.K$2]);2)" office:value-type="float" office:value="0.000900000000000068" calcext:value-type="float">
            <text:p>0,0009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<text:span text:style-name="T1">i</text:span><text:span text:style-name="T2">-d</text:span><text:span text:style-name="T1">0</text:span></text:p>
          </table:table-cell>
          <table:table-cell table:style-name="ce1" office:value-type="string" calcext:value-type="string">
            <text:p><text:span text:style-name="T3">(d</text:span><text:span text:style-name="T4">i</text:span><text:span text:style-name="T5">-d</text:span><text:span text:style-name="T4">0</text:span><text:span text:style-name="T5">)²</text:span></text:p>
          </table:table-cell>
          <table:table-cell table:style-name="ce1" office:value-type="string" calcext:value-type="string">
            <text:p>среднее</text:p>
            <text:p>d</text:p>
          </table:table-cell>
          <table:table-cell table:style-name="ce1" office:value-type="string" calcext:value-type="string">
            <text:p>средне-</text:p>
            <text:p>квадратичная </text:p>
            <text:p>погрешность</text:p>
          </table:table-cell>
          <table:table-cell table:style-name="ce1" office:value-type="string" calcext:value-type="string">
            <text:p>станд.</text:p>
            <text:p>Отклонение</text:p>
          </table:table-cell>
          <table:table-cell table:style-name="ce1" office:value-type="string" calcext:value-type="string">
            <text:p>абсол.</text:p>
            <text:p>Погрешн.</text:p>
          </table:table-cell>
          <table:table-cell table:style-name="ce1" office:value-type="string" calcext:value-type="string">
            <text:p>относит.</text:p>
            <text:p>Погрешн.</text:p>
          </table:table-cell>
          <table:table-cell/>
          <table:table-cell table:style-name="ce1" office:value-type="string" calcext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85" calcext:value-type="float">
            <text:p>14,85</text:p>
          </table:table-cell>
          <table:table-cell table:formula="of:=[.B2]-[.K$2]" office:value-type="float" office:value="0.0499999999999989" calcext:value-type="float">
            <text:p>0,049999999999999</text:p>
          </table:table-cell>
          <table:table-cell table:formula="of:=POWER(([.B2]-[.K$2]);2)" office:value-type="float" office:value="0.00249999999999989" calcext:value-type="float">
            <text:p>0,0025</text:p>
          </table:table-cell>
          <table:table-cell table:formula="of:=SUM([.C2:.C6])/[.A6]+[.K2]" office:value-type="float" office:value="14.818" calcext:value-type="float">
            <text:p>14,818</text:p>
          </table:table-cell>
          <table:table-cell table:formula="of:=(SUM([.D2:.D6])-[.A6]*POWER([.E2]-[.K2];2))/([.A6]*([.A6]-1))" office:value-type="float" office:value="0.000134000000000002" calcext:value-type="float">
            <text:p>0,000134</text:p>
          </table:table-cell>
          <table:table-cell table:formula="of:=SQRT([.F2])" office:value-type="float" office:value="0.0115758369027903" calcext:value-type="float">
            <text:p>0,01157583690279</text:p>
          </table:table-cell>
          <table:table-cell table:formula="of:=2.57*[.G2]" office:value-type="float" office:value="0.0297499008401712" calcext:value-type="float">
            <text:p>0,029749900840171</text:p>
          </table:table-cell>
          <table:table-cell table:formula="of:=[.H2]/[.E2]*100" office:value-type="float" office:value="0.200768665408093" calcext:value-type="float">
            <text:p>0,200768665408093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table:formula="of:=[.B3]-[.K$2]" office:value-type="float" office:value="0" calcext:value-type="float">
            <text:p>0</text:p>
          </table:table-cell>
          <table:table-cell table:formula="of:=POWER(([.B3]-[.K$2]);2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.79" calcext:value-type="float">
            <text:p>14,79</text:p>
          </table:table-cell>
          <table:table-cell table:formula="of:=[.B4]-[.K$2]" office:value-type="float" office:value="-0.0100000000000016" calcext:value-type="float">
            <text:p>-0,010000000000002</text:p>
          </table:table-cell>
          <table:table-cell table:formula="of:=POWER(([.B4]-[.K$2]);2)" office:value-type="float" office:value="0.000100000000000031" calcext:value-type="float">
            <text:p>0,000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.84" calcext:value-type="float">
            <text:p>14,84</text:p>
          </table:table-cell>
          <table:table-cell table:formula="of:=[.B5]-[.K$2]" office:value-type="float" office:value="0.0399999999999991" calcext:value-type="float">
            <text:p>0,039999999999999</text:p>
          </table:table-cell>
          <table:table-cell table:formula="of:=POWER(([.B5]-[.K$2]);2)" office:value-type="float" office:value="0.00159999999999993" calcext:value-type="float">
            <text:p>0,0016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.81" calcext:value-type="float">
            <text:p>14,81</text:p>
          </table:table-cell>
          <table:table-cell table:formula="of:=[.B6]-[.K$2]" office:value-type="float" office:value="0.00999999999999979" calcext:value-type="float">
            <text:p>0,01</text:p>
          </table:table-cell>
          <table:table-cell table:formula="of:=POWER(([.B6]-[.K$2]);2)" office:value-type="float" office:value="0.0000999999999999957" calcext:value-type="float">
            <text:p>9,99999999999957E-05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<text:span text:style-name="T1">i</text:span><text:span text:style-name="T2">-d</text:span><text:span text:style-name="T1">0</text:span></text:p>
          </table:table-cell>
          <table:table-cell table:style-name="ce1" office:value-type="string" calcext:value-type="string">
            <text:p><text:span text:style-name="T3">(d</text:span><text:span text:style-name="T4">i</text:span><text:span text:style-name="T5">-d</text:span><text:span text:style-name="T4">0</text:span><text:span text:style-name="T5">)²</text:span></text:p>
          </table:table-cell>
          <table:table-cell table:style-name="ce1" office:value-type="string" calcext:value-type="string">
            <text:p>среднее</text:p>
            <text:p>d</text:p>
          </table:table-cell>
          <table:table-cell table:style-name="ce1" office:value-type="string" calcext:value-type="string">
            <text:p>средне-</text:p>
            <text:p>квадратичная </text:p>
            <text:p>погрешность</text:p>
          </table:table-cell>
          <table:table-cell table:style-name="ce1" office:value-type="string" calcext:value-type="string">
            <text:p>станд.</text:p>
            <text:p>Отклонение</text:p>
          </table:table-cell>
          <table:table-cell table:style-name="ce1" office:value-type="string" calcext:value-type="string">
            <text:p>абсол.</text:p>
            <text:p>Погрешн.</text:p>
          </table:table-cell>
          <table:table-cell table:style-name="ce1" office:value-type="string" calcext:value-type="string">
            <text:p>относит.</text:p>
            <text:p>Погрешн.</text:p>
          </table:table-cell>
          <table:table-cell/>
          <table:table-cell table:style-name="ce1" office:value-type="string" calcext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85" calcext:value-type="float">
            <text:p>14,85</text:p>
          </table:table-cell>
          <table:table-cell table:formula="of:=[.B2]-[.K$2]" office:value-type="float" office:value="0.0499999999999989" calcext:value-type="float">
            <text:p>0,049999999999999</text:p>
          </table:table-cell>
          <table:table-cell table:formula="of:=POWER(([.B2]-[.K$2]);2)" office:value-type="float" office:value="0.00249999999999989" calcext:value-type="float">
            <text:p>0,0025</text:p>
          </table:table-cell>
          <table:table-cell table:formula="of:=SUM([.C2:.C6])/[.A6]+[.K2]" office:value-type="float" office:value="14.818" calcext:value-type="float">
            <text:p>14,818</text:p>
          </table:table-cell>
          <table:table-cell table:formula="of:=(SUM([.D2:.D6])-[.A6]*POWER([.E2]-[.K2];2))/([.A6]*([.A6]-1))" office:value-type="float" office:value="0.000134000000000002" calcext:value-type="float">
            <text:p>0,000134</text:p>
          </table:table-cell>
          <table:table-cell table:formula="of:=SQRT([.F2])" office:value-type="float" office:value="0.0115758369027903" calcext:value-type="float">
            <text:p>0,01157583690279</text:p>
          </table:table-cell>
          <table:table-cell table:formula="of:=2.57*[.G2]" office:value-type="float" office:value="0.0297499008401712" calcext:value-type="float">
            <text:p>0,029749900840171</text:p>
          </table:table-cell>
          <table:table-cell table:formula="of:=[.H2]/[.E2]*100" office:value-type="float" office:value="0.200768665408093" calcext:value-type="float">
            <text:p>0,200768665408093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table:formula="of:=[.B3]-[.K$2]" office:value-type="float" office:value="0" calcext:value-type="float">
            <text:p>0</text:p>
          </table:table-cell>
          <table:table-cell table:formula="of:=POWER(([.B3]-[.K$2]);2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.79" calcext:value-type="float">
            <text:p>14,79</text:p>
          </table:table-cell>
          <table:table-cell table:formula="of:=[.B4]-[.K$2]" office:value-type="float" office:value="-0.0100000000000016" calcext:value-type="float">
            <text:p>-0,010000000000002</text:p>
          </table:table-cell>
          <table:table-cell table:formula="of:=POWER(([.B4]-[.K$2]);2)" office:value-type="float" office:value="0.000100000000000031" calcext:value-type="float">
            <text:p>0,000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.84" calcext:value-type="float">
            <text:p>14,84</text:p>
          </table:table-cell>
          <table:table-cell table:formula="of:=[.B5]-[.K$2]" office:value-type="float" office:value="0.0399999999999991" calcext:value-type="float">
            <text:p>0,039999999999999</text:p>
          </table:table-cell>
          <table:table-cell table:formula="of:=POWER(([.B5]-[.K$2]);2)" office:value-type="float" office:value="0.00159999999999993" calcext:value-type="float">
            <text:p>0,0016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.81" calcext:value-type="float">
            <text:p>14,81</text:p>
          </table:table-cell>
          <table:table-cell table:formula="of:=[.B6]-[.K$2]" office:value-type="float" office:value="0.00999999999999979" calcext:value-type="float">
            <text:p>0,01</text:p>
          </table:table-cell>
          <table:table-cell table:formula="of:=POWER(([.B6]-[.K$2]);2)" office:value-type="float" office:value="0.0000999999999999957" calcext:value-type="float">
            <text:p>9,99999999999957E-05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<text:span text:style-name="T1">i</text:span><text:span text:style-name="T2">-d</text:span><text:span text:style-name="T1">0</text:span></text:p>
          </table:table-cell>
          <table:table-cell table:style-name="ce1" office:value-type="string" calcext:value-type="string">
            <text:p><text:span text:style-name="T3">(d</text:span><text:span text:style-name="T4">i</text:span><text:span text:style-name="T5">-d</text:span><text:span text:style-name="T4">0</text:span><text:span text:style-name="T5">)²</text:span></text:p>
          </table:table-cell>
          <table:table-cell table:style-name="ce1" office:value-type="string" calcext:value-type="string">
            <text:p>среднее</text:p>
            <text:p>d</text:p>
          </table:table-cell>
          <table:table-cell table:style-name="ce1" office:value-type="string" calcext:value-type="string">
            <text:p>средне-</text:p>
            <text:p>квадратичная </text:p>
            <text:p>погрешность</text:p>
          </table:table-cell>
          <table:table-cell table:style-name="ce1" office:value-type="string" calcext:value-type="string">
            <text:p>станд.</text:p>
            <text:p>Отклонение</text:p>
          </table:table-cell>
          <table:table-cell table:style-name="ce1" office:value-type="string" calcext:value-type="string">
            <text:p>абсол.</text:p>
            <text:p>Погрешн.</text:p>
          </table:table-cell>
          <table:table-cell table:style-name="ce1" office:value-type="string" calcext:value-type="string">
            <text:p>относит.</text:p>
            <text:p>Погрешн.</text:p>
          </table:table-cell>
          <table:table-cell/>
          <table:table-cell table:style-name="ce1" office:value-type="string" calcext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85" calcext:value-type="float">
            <text:p>14,85</text:p>
          </table:table-cell>
          <table:table-cell table:formula="of:=[.B8]-[.K$2]" office:value-type="float" office:value="0.0499999999999989" calcext:value-type="float">
            <text:p>0,049999999999999</text:p>
          </table:table-cell>
          <table:table-cell table:formula="of:=POWER(([.B8]-[.K$2]);2)" office:value-type="float" office:value="0.00249999999999989" calcext:value-type="float">
            <text:p>0,0025</text:p>
          </table:table-cell>
          <table:table-cell table:formula="of:=SUM([.C8:.C12])/[.A12]+[.K8]" office:value-type="float" office:value="14.818" calcext:value-type="float">
            <text:p>14,818</text:p>
          </table:table-cell>
          <table:table-cell table:formula="of:=(SUM([.D8:.D12])-[.A12]*POWER([.E8]-[.K8];2))/([.A12]*([.A12]-1))" office:value-type="float" office:value="0.000134000000000002" calcext:value-type="float">
            <text:p>0,000134</text:p>
          </table:table-cell>
          <table:table-cell table:formula="of:=SQRT([.F8])" office:value-type="float" office:value="0.0115758369027903" calcext:value-type="float">
            <text:p>0,01157583690279</text:p>
          </table:table-cell>
          <table:table-cell table:formula="of:=2.57*[.G8]" office:value-type="float" office:value="0.0297499008401712" calcext:value-type="float">
            <text:p>0,029749900840171</text:p>
          </table:table-cell>
          <table:table-cell table:formula="of:=[.H8]/[.E8]*100" office:value-type="float" office:value="0.200768665408093" calcext:value-type="float">
            <text:p>0,200768665408093</text:p>
          </table:table-cell>
          <table:table-cell/>
          <table:table-cell office:value-type="float" office:value="14.8" calcext:value-type="float">
            <text:p>14,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table:formula="of:=[.B9]-[.K$2]" office:value-type="float" office:value="0" calcext:value-type="float">
            <text:p>0</text:p>
          </table:table-cell>
          <table:table-cell table:formula="of:=POWER(([.B9]-[.K$2]);2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.79" calcext:value-type="float">
            <text:p>14,79</text:p>
          </table:table-cell>
          <table:table-cell table:formula="of:=[.B10]-[.K$2]" office:value-type="float" office:value="-0.0100000000000016" calcext:value-type="float">
            <text:p>-0,010000000000002</text:p>
          </table:table-cell>
          <table:table-cell table:formula="of:=POWER(([.B10]-[.K$2]);2)" office:value-type="float" office:value="0.000100000000000031" calcext:value-type="float">
            <text:p>0,000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.84" calcext:value-type="float">
            <text:p>14,84</text:p>
          </table:table-cell>
          <table:table-cell table:formula="of:=[.B11]-[.K$2]" office:value-type="float" office:value="0.0399999999999991" calcext:value-type="float">
            <text:p>0,039999999999999</text:p>
          </table:table-cell>
          <table:table-cell table:formula="of:=POWER(([.B11]-[.K$2]);2)" office:value-type="float" office:value="0.00159999999999993" calcext:value-type="float">
            <text:p>0,0016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.81" calcext:value-type="float">
            <text:p>14,81</text:p>
          </table:table-cell>
          <table:table-cell table:formula="of:=[.B12]-[.K$2]" office:value-type="float" office:value="0.00999999999999979" calcext:value-type="float">
            <text:p>0,01</text:p>
          </table:table-cell>
          <table:table-cell table:formula="of:=POWER(([.B12]-[.K$2]);2)" office:value-type="float" office:value="0.0000999999999999957" calcext:value-type="float">
            <text:p>9,99999999999957E-05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19:39:54.54889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55:05.274704095</meta:creation-date>
    <dc:date>2019-09-15T20:31:44.264257779</dc:date>
    <meta:editing-duration>PT5H1M57S</meta:editing-duration>
    <meta:editing-cycles>3</meta:editing-cycles>
    <meta:generator>LibreOffice/6.2.6.2$Linux_X86_64 LibreOffice_project/20$Build-2</meta:generator>
    <meta:document-statistic meta:table-count="5" meta:cell-count="208" meta:object-count="0"/>
  </office:meta>
</office:document-meta>
</file>